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 Sans" svg:font-family="'Open Sans'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 style:master-page-name="">
      <loext:graphic-properties draw:fill="none"/>
      <style:paragraph-properties fo:margin-left="1cm" fo:margin-right="0cm" fo:text-align="start" style:justify-single-word="false" fo:text-indent="0cm" style:auto-text-indent="false" style:page-number="auto" fo:background-color="transparent"/>
    </style:style>
    <style:style style:name="P4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/>
    </style:style>
    <style:style style:name="P5" style:family="paragraph" style:parent-style-name="Title">
      <style:paragraph-properties fo:text-align="center" style:justify-single-word="false"/>
    </style:style>
    <style:style style:name="T1" style:family="text">
      <style:text-properties fo:font-variant="normal" fo:text-transform="none" fo:color="#666666" style:font-name="Open Sans" fo:font-size="11.25pt" fo:letter-spacing="normal" fo:font-style="normal" fo:font-weight="normal"/>
    </style:style>
    <style:style style:name="T2" style:family="text">
      <style:text-properties fo:font-variant="normal" fo:text-transform="none" fo:color="#666666" style:font-name="Open Sans" fo:font-size="11.25pt" fo:letter-spacing="normal" fo:font-style="normal" fo:font-weight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0c40b1"/>
    </style:style>
    <style:style style:name="T5" style:family="text">
      <style:text-properties fo:language="uk" fo:country="UA" officeooo:rsid="000c40b1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0c40b1"/>
    </style:style>
    <style:style style:name="T8" style:family="text">
      <style:text-properties fo:language="en" fo:country="US"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language="ru" fo:country="RU" officeooo:rsid="000c40b1"/>
    </style:style>
    <style:style style:name="T11" style:family="text">
      <style:text-properties style:text-position="sub 58%"/>
    </style:style>
    <style:style style:name="T12" style:family="text">
      <style:text-properties style:text-position="sub 58%" fo:font-size="18pt" style:font-size-asian="18pt" style:font-size-complex="18pt"/>
    </style:style>
    <style:style style:name="T13" style:family="text"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Strong_20_Emphasis">Average True Range</text:span> (<text:span text:style-name="T6">ATR</text:span>)</text:p>
      <text:p text:style-name="Standard"/>
      <text:p text:style-name="P1"><text:span text:style-name="Strong_20_Emphasis">Средний истинный диапазон (ATR) </text:span>– индикатор для проведения технического анализа, который позволяет определять волатильность рынка.</text:p>
      <text:p text:style-name="P1"/>
      <text:h text:style-name="Heading_20_3" text:outline-level="3"><text:span text:style-name="Strong_20_Emphasis"><text:span text:style-name="T9">Average True Range</text:span></text:span><text:span text:style-name="T9"> (</text:span><text:span text:style-name="T8">ATR</text:span><text:span text:style-name="T9">): определение и формула</text:span></text:h>
      <text:p text:style-name="P1">Изначально он был создан для технического анализа ситуации на товарных рынках. Ведь именно этот тип рынков отличается наибольшей волатильностью. Но сейчас этот индикатор используется на валютном и фондовых рынках. Именно с его помощью можно измерить волатильность.</text:p>
      <text:p text:style-name="P1"><text:span text:style-name="Strong_20_Emphasis"><text:span text:style-name="T3">Средний истинный диапазон рассчитывается по формуле:</text:span></text:span></text:p>
      <text:p text:style-name="P1"/>
      <text:p text:style-name="P2">ATR = Moving Average(TRj, n)</text:p>
      <text:p text:style-name="P2"/>
      <text:p text:style-name="P3"><text:span text:style-name="Strong_20_Emphasis"><text:span text:style-name="T3">где:</text:span></text:span><text:line-break/><text:span text:style-name="Emphasis">Tr</text:span><text:span text:style-name="Emphasis"><text:span text:style-name="T12">j</text:span></text:span><text:span text:style-name="Emphasis"> </text:span>= максимальн<text:span text:style-name="T10">ый</text:span> из модулей трех значений |High - Low|, |High - Close<text:span text:style-name="T12">j-1</text:span>|, |Low - Close<text:span text:style-name="T12">j-1</text:span>|.</text:p>
      <text:p text:style-name="P4"/>
      <text:h text:style-name="Heading_20_3" text:outline-level="3">Средний истинный диапазон: применение и недостатки</text:h>
      <text:p text:style-name="P1"><text:span text:style-name="Strong_20_Emphasis">Применение индикатора:</text:span></text:p>
      <text:p text:style-name="P1">Как правило, используется 14-периодный ATR. Но он может быть рассчитан на различных периодах – данных за день, за неделю или месяц. Если средний истинный диапазон достигает экстремальных значений, это говорит о разворотных точках или начале нового движения. Нужно учитывать, что индикатор (впрочем, как и остальные индикаторы волатильности) не показывает направление или длительность движений. С его помощью можно определить только активность.</text:p>
      <text:p text:style-name="P1">Чем ниже значений индикатора, тем спокойнее торговая сессия. Движения цен происходят в узком диапазоне. И наоборот – чем больше индикатор, тем более интенсивная торговля происходит на рынке. Если долгое время ATR показывает низкие значения, это говорит о консолидации. Она, скорее всего, поведет за собой быстрое движение или разворот. Высокое значение среднего истинного диапазона, как правило, имеет краткосрочный характер.</text:p>
      <text:p text:style-name="P1"><text:span text:style-name="Strong_20_Emphasis"/></text:p>
      <text:p text:style-name="P1"><text:span text:style-name="Strong_20_Emphasis">Основная концепция индикатора </text:span>– с увеличением значения среднего истинного диапазона, растет возможность разворота тренда, с уменьшением – происходит ослабление направленности тренда.</text:p>
      <text:p text:style-name="P1"/>
      <text:p text:style-name="P1"><text:span text:style-name="Strong_20_Emphasis">Недостатки:</text:span></text:p>
      <text:p text:style-name="P1">Средний истинный диапазон имеет один существенный недостаток — при большом периоде ATR обычно запаздывает, показывая прошлый уровень волатильности.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 Sans" svg:font-family="'Open Sans'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Lucida Sans" style:font-family-complex="'Lucida Sans'" style:font-family-generic-complex="system" style:font-pitch-complex="variable" style:font-size-complex="10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111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14T12:39:48.377000000</meta:creation-date>
    <dc:date>2020-02-14T12:45:34.046000000</dc:date>
    <meta:editing-duration>PT5M47S</meta:editing-duration>
    <meta:editing-cycles>1</meta:editing-cycles>
    <meta:document-statistic meta:table-count="0" meta:image-count="0" meta:object-count="0" meta:page-count="1" meta:paragraph-count="14" meta:word-count="250" meta:character-count="1924" meta:non-whitespace-character-count="1682"/>
    <meta:generator>LibreOffice/6.4.0.3$Windows_X86_64 LibreOffice_project/b0a288ab3d2d4774cb44b62f04d5d28733ac6df8</meta:generator>
  </office:meta>
</office:document-meta>
</file>